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hronizedSortedBag.SynchronizedSortedBag( Bag bag , Object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SortedBag.SynchronizedSortedBag( SortedBag b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SortedBag.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SortedBag.decorate( SortedBag b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SortedBag.getSortedB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SortedBag.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SortedBag.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